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Z-Score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203.8" calcext:value-type="float">
            <text:p>-203,8</text:p>
          </table:table-cell>
          <table:table-cell table:formula="of:=[.A3]-[.B3]" office:value-type="float" office:value="4.80000000000001" calcext:value-type="float">
            <text:p>4,80000000000001</text:p>
          </table:table-cell>
          <table:table-cell table:formula="of:=[.C3]*[.C3]" office:value-type="float" office:value="23.0400000000001" calcext:value-type="float">
            <text:p>23,0400000000001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3]-[.B3])/[.G3]" office:value-type="float" office:value="1.47709805623128" calcext:value-type="float">
            <text:p>1,47709805623128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03.8" calcext:value-type="float">
            <text:p>-203,8</text:p>
          </table:table-cell>
          <table:table-cell table:formula="of:=[.A4]-[.B4]" office:value-type="float" office:value="3.80000000000001" calcext:value-type="float">
            <text:p>3,80000000000001</text:p>
          </table:table-cell>
          <table:table-cell table:formula="of:=[.C4]*[.C4]" office:value-type="float" office:value="14.4400000000001" calcext:value-type="float">
            <text:p>14,4400000000001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4]-[.B4])/[.G4]" office:value-type="float" office:value="1.16936929451643" calcext:value-type="float">
            <text:p>1,16936929451643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203.8" calcext:value-type="float">
            <text:p>-203,8</text:p>
          </table:table-cell>
          <table:table-cell table:formula="of:=[.A5]-[.B5]" office:value-type="float" office:value="2.80000000000001" calcext:value-type="float">
            <text:p>2,80000000000001</text:p>
          </table:table-cell>
          <table:table-cell table:formula="of:=[.C5]*[.C5]" office:value-type="float" office:value="7.84000000000006" calcext:value-type="float">
            <text:p>7,84000000000006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5]-[.B5])/[.G5]" office:value-type="float" office:value="0.861640532801582" calcext:value-type="float">
            <text:p>0,861640532801582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203.8" calcext:value-type="float">
            <text:p>-203,8</text:p>
          </table:table-cell>
          <table:table-cell table:formula="of:=[.A6]-[.B6]" office:value-type="float" office:value="1.80000000000001" calcext:value-type="float">
            <text:p>1,80000000000001</text:p>
          </table:table-cell>
          <table:table-cell table:formula="of:=[.C6]*[.C6]" office:value-type="float" office:value="3.24000000000004" calcext:value-type="float">
            <text:p>3,24000000000004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6]-[.B6])/[.G6]" office:value-type="float" office:value="0.553911771086732" calcext:value-type="float">
            <text:p>0,553911771086732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203.8" calcext:value-type="float">
            <text:p>-203,8</text:p>
          </table:table-cell>
          <table:table-cell table:formula="of:=[.A7]-[.B7]" office:value-type="float" office:value="0.800000000000011" calcext:value-type="float">
            <text:p>0,800000000000011</text:p>
          </table:table-cell>
          <table:table-cell table:formula="of:=[.C7]*[.C7]" office:value-type="float" office:value="0.640000000000018" calcext:value-type="float">
            <text:p>0,640000000000018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7]-[.B7])/[.G7]" office:value-type="float" office:value="0.246183009371883" calcext:value-type="float">
            <text:p>0,246183009371883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203.8" calcext:value-type="float">
            <text:p>-203,8</text:p>
          </table:table-cell>
          <table:table-cell table:formula="of:=[.A8]-[.B8]" office:value-type="float" office:value="-0.199999999999989" calcext:value-type="float">
            <text:p>-0,199999999999989</text:p>
          </table:table-cell>
          <table:table-cell table:formula="of:=[.C8]*[.C8]" office:value-type="float" office:value="0.0399999999999955" calcext:value-type="float">
            <text:p>0,039999999999996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8]-[.B8])/[.G8]" office:value-type="float" office:value="-0.0615457523429664" calcext:value-type="float">
            <text:p>-0,061545752342966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03.8" calcext:value-type="float">
            <text:p>-203,8</text:p>
          </table:table-cell>
          <table:table-cell table:formula="of:=[.A9]-[.B9]" office:value-type="float" office:value="-1.19999999999999" calcext:value-type="float">
            <text:p>-1,19999999999999</text:p>
          </table:table-cell>
          <table:table-cell table:formula="of:=[.C9]*[.C9]" office:value-type="float" office:value="1.43999999999997" calcext:value-type="float">
            <text:p>1,43999999999997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9]-[.B9])/[.G9]" office:value-type="float" office:value="-0.369274514057816" calcext:value-type="float">
            <text:p>-0,369274514057816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03.8" calcext:value-type="float">
            <text:p>-203,8</text:p>
          </table:table-cell>
          <table:table-cell table:formula="of:=[.A10]-[.B10]" office:value-type="float" office:value="-3.19999999999999" calcext:value-type="float">
            <text:p>-3,19999999999999</text:p>
          </table:table-cell>
          <table:table-cell table:formula="of:=[.C10]*[.C10]" office:value-type="float" office:value="10.2399999999999" calcext:value-type="float">
            <text:p>10,2399999999999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10]-[.B10])/[.G10]" office:value-type="float" office:value="-0.984732037487514" calcext:value-type="float">
            <text:p>-0,984732037487514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203.8" calcext:value-type="float">
            <text:p>-203,8</text:p>
          </table:table-cell>
          <table:table-cell table:formula="of:=[.A11]-[.B11]" office:value-type="float" office:value="-4.19999999999999" calcext:value-type="float">
            <text:p>-4,19999999999999</text:p>
          </table:table-cell>
          <table:table-cell table:formula="of:=[.C11]*[.C11]" office:value-type="float" office:value="17.6399999999999" calcext:value-type="float">
            <text:p>17,6399999999999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11]-[.B11])/[.G11]" office:value-type="float" office:value="-1.29246079920236" calcext:value-type="float">
            <text:p>-1,29246079920236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203.8" calcext:value-type="float">
            <text:p>-203,8</text:p>
          </table:table-cell>
          <table:table-cell table:formula="of:=[.A12]-[.B12]" office:value-type="float" office:value="-5.19999999999999" calcext:value-type="float">
            <text:p>-5,19999999999999</text:p>
          </table:table-cell>
          <table:table-cell table:formula="of:=[.C12]*[.C12]" office:value-type="float" office:value="27.0399999999999" calcext:value-type="float">
            <text:p>27,0399999999999</text:p>
          </table:table-cell>
          <table:table-cell table:number-columns-repeated="2"/>
          <table:table-cell office:value-type="float" office:value="3.249615" calcext:value-type="float">
            <text:p>3,249615</text:p>
          </table:table-cell>
          <table:table-cell table:formula="of:=([.A12]-[.B12])/[.G12]" office:value-type="float" office:value="-1.60018956091721" calcext:value-type="float">
            <text:p>-1,60018956091721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2"/>
          <table:table-cell office:value-type="string" calcext:value-type="string">
            <text:p>Summe</text:p>
          </table:table-cell>
          <table:table-cell office:value-type="string" calcext:value-type="string">
            <text:p>Varianz</text:p>
          </table:table-cell>
          <table:table-cell office:value-type="string" calcext:value-type="string">
            <text:p>Standardabweichung</text:p>
          </table:table-cell>
          <table:table-cell table:number-columns-repeated="2"/>
        </table:table-row>
        <table:table-row table:style-name="ro1">
          <table:table-cell table:formula="of:=([.A3]+[.A4]+[.A5]+[.A6]+[.A7]+[.A8]+[.A9]+[.A10]+[.A11]+[.A12])/10" office:value-type="float" office:value="-203.8" calcext:value-type="float">
            <text:p>-203,8</text:p>
          </table:table-cell>
          <table:table-cell table:number-columns-repeated="2"/>
          <table:table-cell table:formula="of:=[.D3]+[.D4]+[.D5]+[.D6]+[.D7]+[.D8]+[.D9]+[.D10]+[.D11]+[.D12]" office:value-type="float" office:value="105.6" calcext:value-type="float">
            <text:p>105,6</text:p>
          </table:table-cell>
          <table:table-cell table:formula="of:=[.D14]/10" office:value-type="float" office:value="10.56" calcext:value-type="float">
            <text:p>10,56</text:p>
          </table:table-cell>
          <table:table-cell table:formula="of:=SQRT([.E14])" office:value-type="float" office:value="3.24961536185438" calcext:value-type="float">
            <text:p>3,249615361854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8T16:27:30.193134497</meta:creation-date>
    <dc:date>2025-04-08T16:41:15.502600828</dc:date>
    <meta:editing-duration>PT3M35S</meta:editing-duration>
    <meta:editing-cycles>1</meta:editing-cycles>
    <meta:document-statistic meta:table-count="1" meta:cell-count="69" meta:object-count="0"/>
    <meta:generator>LibreOffice/6.4.7.2$Linux_X86_64 LibreOffice_project/40$Build-2</meta:generator>
  </office:meta>
</office:document-meta>
</file>